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4000000B1A0439CEF18D966CC.png" manifest:media-type="image/png"/>
  <manifest:file-entry manifest:full-path="Pictures/100009A2000010EE0000124F6106E5EB3A295FF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333cm" svg:height="4.686cm" svg:x="0cm" svg:y="0cm">
          <draw:image xlink:href="Pictures/100009A2000010EE0000124F6106E5EB3A295FFC.svg" xlink:type="simple" xlink:show="embed" xlink:actuate="onLoad" draw:mime-type="image/svg+xml">
            <text:p/>
          </draw:image>
          <draw:image xlink:href="Pictures/10000001000000A4000000B1A0439CEF18D966CC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85cm" fo:margin-bottom="0.185cm" fo:margin-left="0.185cm" fo:margin-right="0.185cm" fo:page-width="4.334cm" fo:page-height="4.68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"/>
    <meta:generator>LibreOffice/7.3.0.3$Linux_X86_64 LibreOffice_project/30$Build-3</meta:generator>
  </office:meta>
</office:document-meta>
</file>